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1" fo:font-size="11pt" style:font-size-asian="11pt" style:font-size-complex="11pt"/>
    </style:style>
    <style:style style:name="P2" style:family="paragraph" style:parent-style-name="Preformatted_20_Text">
      <style:paragraph-properties fo:text-align="center" style:justify-single-word="false"/>
      <style:text-properties style:font-name="Liberation Serif1" fo:font-size="22pt" fo:font-weight="bold" style:font-size-asian="22pt" style:font-weight-asian="bold" style:font-size-complex="22pt" style:font-weight-complex="bold"/>
    </style:style>
    <style:style style:name="P3" style:family="paragraph" style:parent-style-name="Preformatted_20_Text">
      <style:text-properties style:use-window-font-color="true" style:font-name="Liberation Serif1" fo:font-size="12pt" fo:font-style="normal" style:font-size-asian="12pt" style:font-style-asian="normal" style:font-size-complex="12pt" style:font-style-complex="normal"/>
    </style:style>
    <style:style style:name="P4" style:family="paragraph" style:parent-style-name="Preformatted_20_Text">
      <style:text-properties style:use-window-font-color="true" style:font-name="Liberation Serif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Preformatted_20_Text">
      <style:paragraph-properties fo:text-align="center" style:justify-single-word="false"/>
      <style:text-properties style:use-window-font-color="true" style:font-name="Liberation Serif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Preformatted_20_Text">
      <style:text-properties style:use-window-font-color="true" style:font-name="Liberation Serif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Preformatted_20_Text">
      <style:paragraph-properties fo:text-align="center" style:justify-single-word="false"/>
      <style:text-properties fo:color="#800000" style:font-name="Liberation Serif1" fo:font-size="22pt" fo:font-weight="bold" style:font-size-asian="22pt" style:font-weight-asian="bold" style:font-size-complex="22pt" style:font-weight-complex="bold"/>
    </style:style>
    <style:style style:name="P8" style:family="paragraph" style:parent-style-name="Preformatted_20_Text" style:list-style-name="L1">
      <style:text-properties style:font-name="Liberation Serif1" fo:font-size="16pt" fo:font-weight="bold" style:font-size-asian="16pt" style:font-weight-asian="bold" style:font-size-complex="16pt" style:font-weight-complex="bold"/>
    </style:style>
    <style:style style:name="P9" style:family="paragraph" style:parent-style-name="Preformatted_20_Text" style:list-style-name="L1">
      <style:text-properties style:font-name="Liberation Serif1" fo:font-size="12pt" style:font-size-asian="12pt" style:font-size-complex="12pt"/>
    </style:style>
    <style:style style:name="P10" style:family="paragraph" style:parent-style-name="Preformatted_20_Text" style:list-style-name="L3">
      <style:text-properties style:font-name="Liberation Serif1" fo:font-size="12pt" style:font-size-asian="12pt" style:font-size-complex="12pt"/>
    </style:style>
    <style:style style:name="P11" style:family="paragraph" style:parent-style-name="Preformatted_20_Text" style:list-style-name="L4">
      <style:text-properties style:font-name="Liberation Serif1" fo:font-size="12pt" style:font-size-asian="12pt" style:font-size-complex="12pt"/>
    </style:style>
    <style:style style:name="P12" style:family="paragraph" style:parent-style-name="Preformatted_20_Text" style:list-style-name="L1"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Preformatted_20_Text" style:list-style-name="L5"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P14" style:family="paragraph" style:parent-style-name="Preformatted_20_Text" style:list-style-name="L2">
      <style:paragraph-properties fo:text-align="start" style:justify-single-word="false"/>
      <style:text-properties style:font-name="Liberation Serif1" fo:font-size="12pt" fo:font-weight="bold" style:font-size-asian="10.5pt" style:font-weight-asian="bold" style:font-size-complex="12pt" style:font-weight-complex="bold"/>
    </style:style>
    <style:style style:name="P15" style:family="paragraph" style:parent-style-name="Preformatted_20_Text" style:list-style-name="L1">
      <style:text-properties style:font-name="Liberation Serif1" fo:font-size="12pt" fo:font-weight="bold" style:font-size-asian="10.5pt" style:font-weight-asian="bold" style:font-size-complex="12pt" style:font-weight-complex="bold"/>
    </style:style>
    <style:style style:name="P16" style:family="paragraph" style:parent-style-name="Preformatted_20_Text" style:list-style-name="L5">
      <style:text-properties style:font-name="Liberation Serif1" fo:font-size="12pt" fo:font-weight="bold" style:font-size-asian="12pt" style:font-weight-asian="bold" style:font-size-complex="12pt" style:font-weight-complex="bold"/>
    </style:style>
    <style:style style:name="P17" style:family="paragraph" style:parent-style-name="Preformatted_20_Text" style:list-style-name="L2">
      <style:paragraph-properties fo:text-align="start" style:justify-single-word="false"/>
      <style:text-properties style:font-name="Liberation Serif1" fo:font-size="12pt" style:font-size-asian="10.5pt" style:font-size-complex="12pt"/>
    </style:style>
    <style:style style:name="P18" style:family="paragraph" style:parent-style-name="Preformatted_20_Text">
      <style:paragraph-properties fo:text-align="center" style:justify-single-word="false"/>
      <style:text-properties style:font-name="Liberation Serif1" fo:font-size="22pt" fo:font-weight="bold" style:font-size-asian="22pt" style:font-weight-asian="bold" style:font-size-complex="22pt" style:font-weight-complex="bold"/>
    </style:style>
    <style:style style:name="P19" style:family="paragraph" style:parent-style-name="Preformatted_20_Text">
      <style:text-properties style:font-name="Liberation Serif1" fo:font-size="11pt" style:font-size-asian="11pt" style:font-size-complex="11pt"/>
    </style:style>
    <style:style style:name="P20" style:family="paragraph" style:parent-style-name="Preformatted_20_Text" style:list-style-name="L1">
      <style:text-properties style:use-window-font-color="true" style:font-name="Liberation Serif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Preformatted_20_Text" style:list-style-name="L5">
      <style:text-properties style:use-window-font-color="true" style:font-name="Liberation Serif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Preformatted_20_Text" style:list-style-name="L6">
      <style:text-properties style:use-window-font-color="true" style:font-name="Liberation Serif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Preformatted_20_Text" style:list-style-name="L7">
      <style:text-properties style:use-window-font-color="true" style:font-name="Liberation Serif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Preformatted_20_Text" style:list-style-name="L3">
      <style:text-properties style:use-window-font-color="true" style:font-name="Liberation Serif1" fo:font-size="12pt" fo:font-style="normal" style:font-size-asian="12pt" style:font-style-asian="normal" style:font-size-complex="12pt" style:font-style-complex="normal"/>
    </style:style>
    <style:style style:name="P25" style:family="paragraph" style:parent-style-name="Preformatted_20_Text" style:list-style-name="L4">
      <style:text-properties style:use-window-font-color="true" style:font-name="Liberation Serif1" fo:font-size="12pt" fo:font-style="normal" style:font-size-asian="12pt" style:font-style-asian="normal" style:font-size-complex="12pt" style:font-style-complex="normal"/>
    </style:style>
    <style:style style:name="P26" style:family="paragraph" style:parent-style-name="Preformatted_20_Text" style:list-style-name="L5">
      <style:text-properties style:use-window-font-color="true" style:font-name="Liberation Serif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Preformatted_20_Text" style:list-style-name="L6">
      <style:text-properties style:use-window-font-color="true" style:font-name="Liberation Serif1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Preformatted_20_Text" style:list-style-name="L8">
      <style:text-properties style:use-window-font-color="true" style:font-name="Liberation Serif1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Preformatted_20_Text">
      <style:text-properties style:use-window-font-color="true" style:font-name="Liberation Serif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Preformatted_20_Text" style:list-style-name="L6">
      <style:text-properties style:use-window-font-color="true" style:font-name="Liberation Serif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Preformatted_20_Text" style:list-style-name="L8">
      <style:text-properties style:use-window-font-color="true" style:font-name="Liberation Serif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Preformatted_20_Text" style:list-style-name="L9">
      <style:text-properties style:use-window-font-color="true" style:font-name="Liberation Serif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Preformatted_20_Text" style:list-style-name="L9">
      <style:text-properties style:use-window-font-color="true" style:font-name="Liberation Serif1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Preformatted_20_Text" style:list-style-name="L3">
      <style:text-properties style:use-window-font-color="true" style:font-name="Liberation Serif1" fo:font-size="12pt" style:font-size-asian="12pt" style:font-size-complex="12pt"/>
    </style:style>
    <style:style style:name="P35" style:family="paragraph" style:parent-style-name="Preformatted_20_Text" style:list-style-name="L5"/>
    <style:style style:name="P36" style:family="paragraph" style:parent-style-name="Preformatted_20_Text" style:list-style-name="L5">
      <style:text-properties fo:font-weight="bold" style:font-weight-asian="bold" style:font-weight-complex="bold"/>
    </style:style>
    <style:style style:name="P37" style:family="paragraph" style:parent-style-name="Preformatted_20_Text" style:list-style-name="L6"/>
    <style:style style:name="P38" style:family="paragraph" style:parent-style-name="Preformatted_20_Text" style:list-style-name="L6">
      <style:text-properties style:text-underline-style="none"/>
    </style:style>
    <style:style style:name="P39" style:family="paragraph" style:parent-style-name="Preformatted_20_Text" style:list-style-name="L8">
      <style:text-properties style:text-underline-style="none" fo:font-weight="normal" style:font-weight-asian="normal" style:font-weight-complex="normal"/>
    </style:style>
    <style:style style:name="P40" style:family="paragraph" style:parent-style-name="Preformatted_20_Text" style:list-style-name="L7"/>
    <style:style style:name="P41" style:family="paragraph" style:parent-style-name="Preformatted_20_Text" style:list-style-name="L8"/>
    <style:style style:name="P42" style:family="paragraph" style:parent-style-name="Preformatted_20_Text" style:list-style-name="L8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3" style:family="paragraph" style:parent-style-name="Preformatted_20_Text" style:list-style-name="L9"/>
    <style:style style:name="P44" style:family="paragraph" style:parent-style-name="Preformatted_20_Text" style:list-style-name="L9">
      <style:text-properties fo:font-weight="normal" style:font-weight-asian="normal" style:font-weight-complex="normal"/>
    </style:style>
    <style:style style:name="P45" style:family="paragraph" style:parent-style-name="Preformatted_20_Text" style:list-style-name="L10"/>
    <style:style style:name="P46" style:family="paragraph" style:parent-style-name="Preformatted_20_Text" style:list-style-name="L1">
      <style:paragraph-properties fo:margin-left="2.501cm" fo:margin-right="0cm" fo:text-indent="-0.635cm" style:auto-text-indent="false"/>
      <style:text-properties style:font-name="Liberation Serif1" fo:font-size="12pt" style:font-size-asian="12pt" style:font-size-complex="12pt"/>
    </style:style>
    <style:style style:name="P47" style:family="paragraph" style:parent-style-name="Preformatted_20_Text" style:list-style-name="L1">
      <style:paragraph-properties fo:margin-left="1.866cm" fo:margin-right="0cm" fo:text-indent="0cm" style:auto-text-indent="false"/>
      <style:text-properties style:font-name="Liberation Serif1" fo:font-size="12pt" style:font-size-asian="12pt" style:font-size-complex="12pt"/>
    </style:style>
    <style:style style:name="T1" style:family="text">
      <style:text-properties fo:color="#dc2300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style="italic" style:font-style-asian="italic" style:font-style-complex="italic"/>
    </style:style>
    <style:style style:name="T4" style:family="text">
      <style:text-properties style:use-window-font-color="true"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use-window-font-color="true" fo:font-style="normal" fo:font-weight="bold" style:font-size-asian="12pt" style:font-style-asian="normal" style:font-weight-asian="bold" style:font-style-complex="normal" style:font-weight-complex="bold"/>
    </style:style>
    <style:style style:name="T8" style:family="text">
      <style:text-properties style:use-window-font-color="true" fo:font-style="normal" fo:background-color="#e6ff00" style:font-style-asian="normal" style:font-style-complex="normal"/>
    </style:style>
    <style:style style:name="T9" style:family="text">
      <style:text-properties style:use-window-font-color="true" fo:font-style="normal" style:font-size-asian="12pt" style:font-style-asian="normal" style:font-style-complex="normal"/>
    </style:style>
    <style:style style:name="T10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T12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use-window-font-color="true" style:font-name="Liberation Serif1" fo:font-size="12pt" fo:font-style="normal" style:font-size-asian="12pt" style:font-style-asian="normal" style:font-size-complex="12pt" style:font-style-complex="normal"/>
    </style:style>
    <style:style style:name="T14" style:family="text">
      <style:text-properties style:use-window-font-color="true" style:font-name="Liberation Serif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style:use-window-font-color="true" style:font-name="Liberation Serif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use-window-font-color="true" style:font-name="Liberation Serif1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use-window-font-color="true" style:font-name="Liberation Serif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use-window-font-color="true" style:font-name="Liberation Serif1" fo:font-size="12pt" fo:font-style="normal" style:text-underline-style="none" style:font-size-asian="12pt" style:font-style-asian="normal" style:font-size-complex="12pt" style:font-style-complex="normal"/>
    </style:style>
    <style:style style:name="T19" style:family="text">
      <style:text-properties style:use-window-font-color="true" style:font-name="Liberation Serif1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style:use-window-font-color="true" style:font-name="Liberation Serif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style:use-window-font-color="true" style:font-name="Liberation Serif1" fo:font-size="12pt" fo:font-style="italic" style:font-size-asian="12pt" style:font-style-asian="italic" style:font-size-complex="12pt" style:font-style-complex="italic"/>
    </style:style>
    <style:style style:name="T22" style:family="text">
      <style:text-properties style:use-window-font-color="true" style:font-name="Liberation Serif1" fo:font-size="12pt" fo:font-style="italic" style:text-underline-style="none" style:font-size-asian="12pt" style:font-style-asian="italic" style:font-size-complex="12pt" style:font-style-complex="italic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color="#800000" style:font-name="Liberation Serif1" fo:font-size="12pt" fo:font-style="normal" style:font-size-asian="12pt" style:font-style-asian="normal" style:font-size-complex="12pt" style:font-style-complex="normal"/>
    </style:style>
    <style:style style:name="T26" style:family="text">
      <style:text-properties fo:color="#800000" style:font-name="Liberation Serif1" fo:font-size="12pt" fo:font-style="italic" style:font-size-asian="12pt" style:font-style-asian="italic" style:font-size-complex="12pt" style:font-style-complex="italic"/>
    </style:style>
    <style:style style:name="T27" style:family="text">
      <style:text-properties fo:color="#800000"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/>
      <text:p text:style-name="P7">Functions</text:p>
      <text:p text:style-name="P1"/>
      <text:list xml:id="list1703286054" text:style-name="L1">
        <text:list-item>
          <text:p text:style-name="P8">Core</text:p>
          <text:list>
            <text:list-item>
              <text:p text:style-name="P9">dojo.<text:span text:style-name="T23">byId</text:span>("d2") </text:p>
            </text:list-item>
            <text:list-item>
              <text:p text:style-name="P9">dojo.<text:span text:style-name="T23">connect</text:span>( </text:p>
              <text:p text:style-name="P46">dojo.byId("s1"), //context object</text:p>
              <text:p text:style-name="P46">"onmouseover", //event </text:p>
              <text:p text:style-name="P46">null, //context </text:p>
              <text:p text:style-name="P46">function(evt) {console.log("mouseover event", evt);} // methid</text:p>
            </text:list-item>
          </text:list>
          <text:p text:style-name="P47">); </text:p>
          <text:list text:continue-numbering="true">
            <text:list-item>
              <text:p text:style-name="P9">type checking: <text:span text:style-name="T23">isString</text:span>, <text:span text:style-name="T23">isArray</text:span> , <text:span text:style-name="T23">isObject</text:span></text:p>
            </text:list-item>
            <text:list-item>
              <text:p text:style-name="P9"><text:span text:style-name="T10">dojo.</text:span><text:span text:style-name="T11">query</text:span><text:span text:style-name="T10">(/*String*/ query, /*String?|DOMNode?*/ childofroot)</text:span></text:p>
            </text:list-item>
            <text:list-item>
              <text:p text:style-name="P9"><text:span text:style-name="T10">dojo.</text:span><text:span text:style-name="T11">addClass</text:span><text:span text:style-name="T10">(), dojo.</text:span><text:span text:style-name="T11">removeClass</text:span><text:span text:style-name="T10">()</text:span><text:span text:style-name="T23"><text:line-break/></text:span></text:p>
            </text:list-item>
          </text:list>
        </text:list-item>
        <text:list-item>
          <text:p text:style-name="P8">String</text:p>
          <text:list>
            <text:list-item>
              <text:p text:style-name="P9">dojo.<text:span text:style-name="T23">trim</text:span>(s); <text:tab/>// removes whitespace</text:p>
            </text:list-item>
            <text:list-item>
              <text:p text:style-name="P9">dojo.string.<text:span text:style-name="T23">pad</text:span>("0", 5, "1");<text:tab/>//"11110" </text:p>
            </text:list-item>
            <text:list-item>
              <text:p text:style-name="P9">dojo.string.<text:span text:style-name="T23">substitute</text:span>("${0} and ${1} went up a hill.", ["Jack", "Jill"]); <text:line-break/> // Returns "Jack and Jill went up a hill." </text:p>
              <text:p text:style-name="P9"/>
            </text:list-item>
          </text:list>
        </text:list-item>
        <text:list-item>
          <text:p text:style-name="P8">Context</text:p>
          <text:list>
            <text:list-item>
              <text:p text:style-name="P12">dojo.<text:span text:style-name="T23">doc<text:tab/></text:span>//Returns Document </text:p>
            </text:list-item>
            <text:list-item>
              <text:p text:style-name="P12">dojo.<text:span text:style-name="T23">body<text:tab/></text:span>//Returns DomNode </text:p>
            </text:list-item>
            <text:list-item>
              <text:p text:style-name="P12">dojo.<text:span text:style-name="T23">setContext</text:span>(/*Object*/globalObject, /*Document*/globalDocument) </text:p>
            </text:list-item>
            <text:list-item>
              <text:p text:style-name="P20">Base also provides two functions that allow you to evaluate a function in the context of either a different dojo.global environment or a different dojo.doc than the one that currently exists .<text:line-break/>Can be used in iframe or other child window</text:p>
              <text:list>
                <text:list-item>
                  <text:p text:style-name="P12"><text:span text:style-name="T9">dojo.</text:span><text:span text:style-name="T7">withGlobal</text:span><text:span text:style-name="T9">(/*Object*/ globalObject, /*Function*/callback, /*Object*/ thisObject, /*Array*/ callbackArgs) </text:span></text:p>
                </text:list-item>
                <text:list-item>
                  <text:p text:style-name="P12"><text:span text:style-name="T9">dojo.</text:span><text:span text:style-name="T7">withDoc</text:span><text:span text:style-name="T9">(/*Object*/documentObject, /*Function*/ callback, /*Object*/thisObject, /*Array*/ callbackArgs) </text:span></text:p>
                </text:list-item>
              </text:list>
            </text:list-item>
          </text:list>
        </text:list-item>
        <text:list-item>
          <text:p text:style-name="P8">DOM</text:p>
          <text:list>
            <text:list-item>
              <text:p text:style-name="P12"><text:span text:style-name="T9">dojo.</text:span><text:span text:style-name="T7">isDescendant</text:span><text:span text:style-name="T9"> (DomNode , potentialAncestor)</text:span></text:p>
            </text:list-item>
            <text:list-item>
              <text:p text:style-name="P12"><text:span text:style-name="T9">dojo.</text:span><text:span text:style-name="T7">setSelectable</text:span><text:span text:style-name="T9">(node, /*Boolean*/selectable) <text:tab/>-&gt; set text selection true / false</text:span></text:p>
            </text:list-item>
            <text:list-item>
              <text:p text:style-name="P12"><text:span text:style-name="T9">dojo.</text:span><text:span text:style-name="T7">style</text:span><text:span text:style-name="T9">("foo", { height : "100px", width : "100px", border : "1px green" }); </text:span></text:p>
              <text:list>
                <text:list-item>
                  <text:p text:style-name="P12"><text:span text:style-name="T9">dojo.</text:span><text:span text:style-name="T7">hasClass</text:span><text:span text:style-name="T9">(node, classString) </text:span></text:p>
                </text:list-item>
                <text:list-item>
                  <text:p text:style-name="P12"><text:span text:style-name="T9">dojo.</text:span><text:span text:style-name="T7">addClass</text:span><text:span text:style-name="T9">(node, classString) </text:span></text:p>
                </text:list-item>
                <text:list-item>
                  <text:p text:style-name="P12"><text:span text:style-name="T9">dojo.</text:span><text:span text:style-name="T7">removeClass</text:span><text:span text:style-name="T9">(node, classString) </text:span></text:p>
                </text:list-item>
                <text:list-item>
                  <text:p text:style-name="P12"><text:span text:style-name="T9">dojo.</text:span><text:span text:style-name="T7">toggleClass</text:span><text:span text:style-name="T9">(node, classString) </text:span></text:p>
                </text:list-item>
              </text:list>
            </text:list-item>
            <text:list-item>
              <text:p text:style-name="P12"><text:span text:style-name="T9">dojo.</text:span><text:span text:style-name="T7">attr</text:span><text:span text:style-name="T9">(node, attrs, value) <text:tab/>-&gt; set attribute value</text:span></text:p>
              <text:list>
                <text:list-item>
                  <text:p text:style-name="P12"><text:span text:style-name="T9">dojo.</text:span><text:span text:style-name="T7">hasAttr</text:span><text:span text:style-name="T9">(node, name) </text:span></text:p>
                </text:list-item>
                <text:list-item>
                  <text:p text:style-name="P12"><text:span text:style-name="T9">dojo.</text:span><text:span text:style-name="T7">removeAttr</text:span><text:span text:style-name="T9">(node, name) </text:span></text:p>
                </text:list-item>
              </text:list>
            </text:list-item>
            <text:list-item>
              <text:p text:style-name="P12"><text:span text:style-name="T9">dojo.</text:span><text:span text:style-name="T7">place</text:span><text:span text:style-name="T9">(node, refNode, position) - placing nodesin lieu of refNode at position: "before", "after", "first", and "last" </text:span></text:p>
            </text:list-item>
          </text:list>
        </text:list-item>
        <text:list-item>
          <text:p text:style-name="P8"><text:span text:style-name="T5">NodeList</text:span></text:p>
          <text:list>
            <text:list-item>
              <text:p text:style-name="P12"><text:span text:style-name="T6">indexOf</text:span><text:span text:style-name="T5">(DOMNode) -&gt; Returns the first location of an item in the NodeList.</text:span></text:p>
            </text:list-item>
            <text:list-item>
              <text:p text:style-name="P12"><text:span text:style-name="T6">lastIndexOf</text:span><text:span text:style-name="T5">(DOMNode) <text:s/>-&gt; Returns the last location of an item in the NodeList.</text:span></text:p>
            </text:list-item>
            <text:list-item>
              <text:p text:style-name="P12"><text:span text:style-name="T27">every</text:span><text:span text:style-name="T5">(/*Function*/f) <text:s/>-&gt; Returns true if the function returns true for every item in the NodeList.</text:span></text:p>
            </text:list-item>
            <text:list-item>
              <text:p text:style-name="P12"><text:soft-page-break/><text:span text:style-name="T6">some</text:span><text:span text:style-name="T5">(/*Function*/f) -&gt;Returns true if the function returns true for at least one item.</text:span></text:p>
            </text:list-item>
            <text:list-item>
              <text:p text:style-name="P12"><text:span text:style-name="T6">forEach</text:span><text:span text:style-name="T5">(/*Function*/f)</text:span></text:p>
            </text:list-item>
            <text:list-item>
              <text:p text:style-name="P12"><text:span text:style-name="T6">map</text:span><text:span text:style-name="T5">(/*Function*/f) -&gt; Runs each item through a function and returns the results as a NodeList.</text:span></text:p>
            </text:list-item>
            <text:list-item>
              <text:p text:style-name="P12"><text:span text:style-name="T6">filter</text:span><text:span text:style-name="T5">(/*Function*/f) -&gt; Runs each item through a NodeList, returning only the items that meet the function criteria, or applies CSS query filtering to the list of nodes.</text:span></text:p>
            </text:list-item>
            <text:list-item>
              <text:p text:style-name="P12"><text:span text:style-name="T6">concat</text:span><text:span text:style-name="T5">(/*Any*/item, ...) -&gt; Returns a new NodeList with the new items appended.</text:span></text:p>
            </text:list-item>
            <text:list-item>
              <text:p text:style-name="P12"><text:span text:style-name="T27">style</text:span><text:span text:style-name="T5">(/*String|Object*/style) </text:span></text:p>
            </text:list-item>
            <text:list-item>
              <text:p text:style-name="P12"><text:span text:style-name="T27">addContent</text:span><text:span text:style-name="T5">(/*String*/ content, position) -&gt; adds content at - first, last, before, and after</text:span></text:p>
            </text:list-item>
            <text:list-item>
              <text:p text:style-name="P12"><text:span text:style-name="T6">place</text:span><text:span text:style-name="T5">(Node, position) -&gt;place node at position</text:span></text:p>
            </text:list-item>
            <text:list-item>
              <text:p text:style-name="P12"><text:span text:style-name="T6">coords</text:span><text:span text:style-name="T5">( ) - returns position of node relative to screen</text:span></text:p>
            </text:list-item>
            <text:list-item>
              <text:p text:style-name="P15"><text:span text:style-name="T5">Animations:</text:span><text:span text:style-name="T12">fadeIn, fadeout , slideTo</text:span></text:p>
              <text:list>
                <text:list-header>
                  <text:p text:style-name="P12"><text:span text:style-name="T5"/></text:p>
                </text:list-header>
              </text:list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2">Concepts</text:p>
      <text:p text:style-name="P2"/>
      <text:list xml:id="list1567444495" text:style-name="L2">
        <text:list-item>
          <text:p text:style-name="P14">Base: <text:span text:style-name="T24">AJAX utilities, inheritance , CSS querying</text:span></text:p>
          <text:list>
            <text:list-item>
              <text:p text:style-name="P14">Core: <text:span text:style-name="T24">parsing widgets, animation, drag-and-drop, back-button cookies </text:span></text:p>
            </text:list-item>
            <text:list-item>
              <text:p text:style-name="P14">Dijit : <text:span text:style-name="T24">widgets library</text:span></text:p>
            </text:list-item>
            <text:list-item>
              <text:p text:style-name="P14">DojoX : <text:span text:style-name="T24">fututre widgets</text:span></text:p>
            </text:list-item>
            <text:list-item>
              <text:p text:style-name="P14">Util : <text:span text:style-name="T24">unit-testing framework </text:span></text:p>
            </text:list-item>
          </text:list>
        </text:list-item>
        <text:list-item>
          <text:p text:style-name="P14">resources<text:span text:style-name="T24"> : reusable chunks of code</text:span></text:p>
        </text:list-item>
        <text:list-item>
          <text:p text:style-name="P17"><text:span text:style-name="T23">modules: </text:span><text:span text:style-name="T24">collections of related resources are grouped into.</text:span></text:p>
        </text:list-item>
      </text:list>
      <text:p text:style-name="P1"/>
      <text:p text:style-name="P2">Array</text:p>
      <text:p text:style-name="P1"/>
      <text:list xml:id="list1464844691" text:style-name="L3">
        <text:list-item>
          <text:p text:style-name="P10">dojo.<text:span text:style-name="T23">indexOf</text:span>(array, value) </text:p>
        </text:list-item>
        <text:list-item>
          <text:p text:style-name="P10">to check if every element meets condition<text:line-break/> dojo.<text:span text:style-name="T23">every</text:span>([2,4,6], function (x) { return x % 2 == 0 }); //true </text:p>
        </text:list-item>
        <text:list-item>
          <text:p text:style-name="P10">iterating over each element</text:p>
          <text:list>
            <text:list-header>
              <text:p text:style-name="P10">dojo.<text:span text:style-name="T23">forEach</text:span>( [1,2,3], function(x) { console.log(x); } ); </text:p>
            </text:list-header>
          </text:list>
        </text:list-item>
        <text:list-item>
          <text:p text:style-name="P10"><text:span text:style-name="T1">Gotcha</text:span><text:span text:style-name="T2"><text:line-break/>var nodes = getSomeNodes( ); <text:line-break/>for(var x=0; x&lt;nodes.length; x++){ </text:span></text:p>
          <text:list>
            <text:list-header>
              <text:p text:style-name="P34">nodes[x].onclick = function( ){ </text:p>
              <text:p text:style-name="P34">console.debug("clicked:", x); </text:p>
              <text:p text:style-name="P34">} </text:p>
            </text:list-header>
          </text:list>
          <text:p text:style-name="P34">} </text:p>
          <text:p text:style-name="P10"><text:span text:style-name="T3">Since the enclosure is over the lexical variable x and not the value of x, all calls get the last value</text:span><text:span text:style-name="T2">. </text:span><text:span text:style-name="T4">foreach</text:span><text:span text:style-name="T3"> </text:span><text:span text:style-name="T5">creates a lexical scope of its own.<text:line-break/>var nodes = getSomeNodes( ); </text:span></text:p>
          <text:list text:continue-numbering="true">
            <text:list-header>
              <text:p text:style-name="P24">var idx = 0; </text:p>
              <text:p text:style-name="P10"><text:span text:style-name="T5">dojo.forEach(nodes, </text:span><text:span text:style-name="T3">function(node, idx)</text:span><text:span text:style-name="T5">{ </text:span></text:p>
              <text:list>
                <text:list-header>
                  <text:p text:style-name="P24">node.onclick = function( ){ console.debug("clicked:", idx); } </text:p>
                </text:list-header>
              </text:list>
              <text:p text:style-name="P24">}); </text:p>
            </text:list-header>
          </text:list>
        </text:list-item>
        <text:list-item>
          <text:p text:style-name="P10"><text:span text:style-name="T5">dojo.</text:span><text:span text:style-name="T6">filter</text:span><text:span text:style-name="T5">([2,3,4], function(x) { </text:span></text:p>
          <text:list>
            <text:list-header>
              <text:p text:style-name="P24">return x % 2 == 0 </text:p>
            </text:list-header>
          </text:list>
          <text:p text:style-name="P24">}); //returns [2,4] </text:p>
        </text:list-item>
      </text:list>
      <text:p text:style-name="P3"><text:soft-page-break/></text:p>
      <text:p text:style-name="P2">Modules</text:p>
      <text:p text:style-name="P1"/>
      <text:list xml:id="list1092035293" text:style-name="L4">
        <text:list-item>
          <text:p text:style-name="P11"><text:span text:style-name="T5">Include </text:span><text:span text:style-name="T6">dojo.provide</text:span><text:span text:style-name="T5"> statement as the first line of a file that you want to make available for a </text:span><text:span text:style-name="T6">dojo.require</text:span><text:span text:style-name="T5"> statement to pull into a page. </text:span></text:p>
        </text:list-item>
        <text:list-item>
          <text:p text:style-name="P11"><text:span text:style-name="T6">dojo.require</text:span><text:span text:style-name="T5"> does at least one round trip call to the server if the resource is not already loaded . It also acts as:</text:span></text:p>
          <text:list>
            <text:list-item>
              <text:p text:style-name="P25">a placeholder like a SCRIPT tag</text:p>
            </text:list-item>
            <text:list-item>
              <text:p text:style-name="P25">takes care of mapping a module to a particular location on disk</text:p>
            </text:list-item>
            <text:list-item>
              <text:p text:style-name="P25">fetching the code</text:p>
            </text:list-item>
            <text:list-item>
              <text:p text:style-name="P11"><text:span text:style-name="T5">caching modules and resources that have previously been </text:span><text:span text:style-name="T8">dojo.required</text:span><text:span text:style-name="T5">. </text:span></text:p>
            </text:list-item>
          </text:list>
        </text:list-item>
        <text:list-item>
          <text:p text:style-name="P11"><text:span text:style-name="T6">dojo.setObject: </text:span><text:span text:style-name="T5">This function accepts two arguments. The first argument is an object </text:span><text:span text:style-name="T5">hierarchy that will be </text:span><text:span text:style-name="T3">automatically created</text:span><text:span text:style-name="T5">, and the second is value assigned.<text:line-break/> <text:tab/>dojo.setObject("foo.bar.baz.qux", 1); <text:s text:c="2"/>// var foo = {bar : {baz : {qux : 1}}} </text:span></text:p>
        </text:list-item>
        <text:list-item>
          <text:p text:style-name="P11"><text:span text:style-name="T5">dojo.</text:span><text:span text:style-name="T6">registerModulePath</text:span><text:span text:style-name="T5"> associates a top-level namespace, its first parameter, to a physical </text:span><text:span text:style-name="T5">directory that is relative to baseUrl, its second parameter. <text:line-break/><text:tab/>dojo.registerModulePath("dtdg", "./dtdg") </text:span></text:p>
        </text:list-item>
      </text:list>
      <text:p text:style-name="P3"/>
      <text:p text:style-name="P3"/>
      <text:p text:style-name="P2">Object Utilities</text:p>
      <text:p text:style-name="P1"/>
      <text:list xml:id="list953351851" text:style-name="L5">
        <text:list-item>
          <text:p text:style-name="P36"><text:span text:style-name="T13">Mixins: </text:span><text:span text:style-name="T15">dojo.</text:span><text:span text:style-name="T13">mixin</text:span><text:span text:style-name="T15">(/*Object*/ o, /*Object*/ o, ...) //Returns Object <text:line-break/>provides an indeterminate number of objects, where first object gets the other objects mixed into it .</text:span></text:p>
        </text:list-item>
        <text:list-item>
          <text:p text:style-name="P36"><text:span text:style-name="T13">Extend: </text:span><text:span text:style-name="T15">works just like mixin except that it adds all properties and methods of the mixins to a constructor function’s prototype so that all future instances created with the constructor will automatically include these new properties and methods .<text:line-break/><text:line-break/>Mixin produces a single object instance that is the result of mixing in additional objects while extend actually modifies a function’s prototype. </text:span></text:p>
        </text:list-item>
        <text:list-item>
          <text:p text:style-name="P26">Copy: </text:p>
          <text:list>
            <text:list-item>
              <text:p text:style-name="P21">Shallow copy: foo1 = {}; foo2 = foo1;</text:p>
            </text:list-item>
            <text:list-item>
              <text:p text:style-name="P13"><text:span text:style-name="T5">Deep copy : <text:s/>foo2 = dojo.</text:span><text:span text:style-name="T6">clone</text:span><text:span text:style-name="T5">(foo1) </text:span></text:p>
            </text:list-item>
          </text:list>
        </text:list-item>
        <text:list-item>
          <text:p text:style-name="P16">Context</text:p>
          <text:list>
            <text:list-item>
              <text:p text:style-name="P35"><text:span text:style-name="T14">Partial</text:span><text:span text:style-name="T15">: partial function allows you to partially apply parameters to a function as they become available and perform final execution of the function at a later time.</text:span></text:p>
            </text:list-item>
            <text:list-item>
              <text:p text:style-name="P35"><text:span text:style-name="T14">Curry</text:span><text:span text:style-name="T15"> function works like partial. It allows assigning arguments one at a time. Once all arguments are assigned, it auto executes them. </text:span></text:p>
            </text:list-item>
            <text:list-item>
              <text:p text:style-name="P35"><text:span text:style-name="T14">Hitch</text:span><text:span text:style-name="T15">: It allows you partially apply parameters to a function, but it also permanently binds (or hitch) a function to a specific execution context, regardless of , whatever the final execution context becomes <text:line-break/>dojo.hitch(/*Object*/ scope, /*Function||String*/ method /*, arg1, ... , argN*/) </text:span></text:p>
            </text:list-item>
          </text:list>
        </text:list-item>
        <text:list-item>
          <text:p text:style-name="P36"><text:span text:style-name="T13">Delegation </text:span><text:span text:style-name="T15">is a programming pattern that entails one object relying on another object to perform an action, instead of implementing that action itself . <text:line-break/>As a runtime feature, delegation relies on dynamic binding as a language feature .<text:line-break/><text:tab/>dojo.</text:span><text:span text:style-name="T13">delegate</text:span><text:span text:style-name="T15">(/*Object*/delegate, properties) //Returns Object </text:span></text:p>
        </text:list-item>
      </text:list>
      <text:p text:style-name="P4"/>
      <text:p text:style-name="P2">Cookies</text:p>
      <text:p text:style-name="P1"/>
      <text:list xml:id="list1961223236" text:style-name="L6">
        <text:list-item>
          <text:p text:style-name="P37"><text:span text:style-name="T15">dojo.cookie.</text:span><text:span text:style-name="T14">isSupported</text:span><text:span text:style-name="T15">() </text:span></text:p>
        </text:list-item>
        <text:list-item>
          <text:p text:style-name="P37"><text:span text:style-name="T15">dojo.</text:span><text:span text:style-name="T14">cookie</text:span><text:span text:style-name="T15">(name, value, /*Object?*/properties) </text:span></text:p>
          <text:list>
            <text:list-item>
              <text:p text:style-name="P22">if only name is specified, it returns cookie value</text:p>
            </text:list-item>
            <text:list-item>
              <text:p text:style-name="P22"><text:soft-page-break/>if name, value are specified, cookie is assigned value</text:p>
            </text:list-item>
            <text:list-item>
              <text:p text:style-name="P27">properties:</text:p>
              <text:list>
                <text:list-item>
                  <text:p text:style-name="P30">expires (Date|String|Number) </text:p>
                  <text:list>
                    <text:list-item>
                      <text:p text:style-name="P38"><text:span text:style-name="T15">If </text:span><text:span text:style-name="T20">number</text:span><text:span text:style-name="T15">, it indicates the days from today at which the cookie expires;</text:span></text:p>
                    </text:list-item>
                    <text:list-item>
                      <text:p text:style-name="P38"><text:span text:style-name="T15">if </text:span><text:span text:style-name="T20">date</text:span><text:span text:style-name="T15">, it provides the date after which cookie expires . If date is passed, cookie deletes</text:span></text:p>
                    </text:list-item>
                  </text:list>
                </text:list-item>
                <text:list-item>
                  <text:p text:style-name="P30">path (String) - The path to use for the cookie. </text:p>
                </text:list-item>
                <text:list-item>
                  <text:p text:style-name="P30">domain (String) - The domain to use for the cookie. </text:p>
                </text:list-item>
                <text:list-item>
                  <text:p text:style-name="P30">secure (Boolean) - Whether to send the cookie only on secure connections. </text:p>
                </text:list-item>
              </text:list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2">Back button</text:p>
      <text:p text:style-name="P1"/>
      <text:list xml:id="list1450117581" text:style-name="L7">
        <text:list-item>
          <text:p text:style-name="P40"><text:span text:style-name="T15">dojo.</text:span><text:span text:style-name="T14">init</text:span><text:span text:style-name="T15">() <text:s/>- needs to be called from BODY coz of IE.</text:span></text:p>
        </text:list-item>
        <text:list-item>
          <text:p text:style-name="P40"><text:span text:style-name="T15">dojo.</text:span><text:span text:style-name="T14">setInitialState(</text:span><text:span text:style-name="T15">/*Object*/args</text:span><text:span text:style-name="T14">) </text:span><text:span text:style-name="T15"><text:s/>Used to define the callback function that should be executed when the page returns to its “first” state. </text:span></text:p>
        </text:list-item>
        <text:list-item>
          <text:p text:style-name="P40"><text:span text:style-name="T15">dojo.</text:span><text:span text:style-name="T14">addToHistory</text:span><text:span text:style-name="T15">(/*Object*/args) <text:line-break/></text:span><text:span text:style-name="T16">args:</text:span></text:p>
          <text:list>
            <text:list-item>
              <text:p text:style-name="P23">back(Function) - callback function to execute when the state is entered via the Back button being pressed. </text:p>
            </text:list-item>
            <text:list-item>
              <text:p text:style-name="P23">forward(Function) - callback function to execute when the state is entered via the Forward button being pressed </text:p>
            </text:list-item>
            <text:list-item>
              <text:p text:style-name="P23">changeUrl(Boolean | String ) - If true, a random identifier is inserted into the URL and used internally for tracking purposes. If a String is provided, the string is inserted into the URL and used for the same purpose with the nicety that it also provides convenient bookmarkin g</text:p>
              <text:p text:style-name="P23"/>
            </text:list-item>
          </text:list>
        </text:list-item>
      </text:list>
      <text:p text:style-name="P2">Event</text:p>
      <text:p text:style-name="P1"/>
      <text:list xml:id="list1843862200" text:style-name="L8">
        <text:list-item>
          <text:p text:style-name="P28">Concepts:</text:p>
          <text:list>
            <text:list-item>
              <text:p text:style-name="P41"><text:span text:style-name="T17">dojo.fixEvent(DOMEvent,DOMNode)</text:span><text:span text:style-name="T15"> - binding event on node</text:span></text:p>
            </text:list-item>
            <text:list-item>
              <text:p text:style-name="P41"><text:span text:style-name="T15">Use dojo.</text:span><text:span text:style-name="T14">connect</text:span><text:span text:style-name="T15"> to chain together a series of events. Each call to dojo.connect returns a handle that you should keep and explicitly pass to dojo.</text:span><text:span text:style-name="T14">disconnect </text:span><text:span text:style-name="T15">whenever you are ready to dispose of the connection. </text:span></text:p>
            </text:list-item>
          </text:list>
        </text:list-item>
        <text:list-item>
          <text:p text:style-name="P28">Functions:</text:p>
          <text:list>
            <text:list-item>
              <text:p text:style-name="P39"><text:span text:style-name="T13">dojo.</text:span><text:span text:style-name="T14">connect</text:span><text:span text:style-name="T13">(/*Object|null*/ obj, /*String*/ event, /*Object|null*/ context, /*String Function*/ method)<text:tab/>--&gt; Returns a Handle </text:span></text:p>
            </text:list-item>
            <text:list-item>
              <text:p text:style-name="P39"><text:span text:style-name="T13">dojo.</text:span><text:span text:style-name="T14">disconnect</text:span><text:span text:style-name="T13">(/*Handle*/handle); </text:span></text:p>
            </text:list-item>
            <text:list-item>
              <text:p text:style-name="P39"><text:span text:style-name="T13">dojo.</text:span><text:span text:style-name="T14">stopEvent</text:span><text:span text:style-name="T13">(/*DOMEvent*/evt) - suppress browser navigation and </text:span><text:span text:style-name="T21">stop</text:span><text:span text:style-name="T13"> event bubbling -like form submit redirect</text:span></text:p>
            </text:list-item>
            <text:list-item>
              <text:p text:style-name="P39"><text:span text:style-name="T13">evt.</text:span><text:span text:style-name="T14">preventDefault</text:span><text:span text:style-name="T13">( ); //suppress browser navigation but </text:span><text:span text:style-name="T21">allow</text:span><text:span text:style-name="T13"> event bubbling </text:span></text:p>
            </text:list-item>
          </text:list>
        </text:list-item>
        <text:list-item>
          <text:p text:style-name="P28">Closures</text:p>
          <text:list>
            <text:list-item>
              <text:p text:style-name="P31">one time connection:</text:p>
              <text:p text:style-name="P39"><text:span text:style-name="T13">var </text:span><text:span text:style-name="T25">handle</text:span><text:span text:style-name="T13"> = dojo.connect( </text:span></text:p>
              <text:list>
                <text:list-header>
                  <text:p text:style-name="P31">dojo.byId("foo"), //some div element </text:p>
                  <text:p text:style-name="P31">"onmouseover", </text:p>
                  <text:p text:style-name="P39"><text:span text:style-name="T13">function(evt) { dojo.disconnect(</text:span><text:span text:style-name="T25">handle</text:span><text:span text:style-name="T13">); } </text:span></text:p>
                </text:list-header>
              </text:list>
              <text:p text:style-name="P31">); </text:p>
              <text:list text:continue-numbering="true">
                <text:list-item>
                  <text:p text:style-name="P31">The dojo.connect function executes, and although an anonymous function is one of its parameters, the anonymous function has not yet been executed. </text:p>
                </text:list-item>
                <text:list-item>
                  <text:p text:style-name="P39"><text:span text:style-name="T13">Any variables inside of the anonymous function (such as </text:span><text:span text:style-name="T25">handle</text:span><text:span text:style-name="T13">) are bound to its </text:span></text:p>
                  <text:p text:style-name="P31"><text:soft-page-break/>scope chain, and although they might exist within the function, they aren’t actually referenced until the function actually executes, so there’s no possible error that could happen yet. </text:p>
                </text:list-item>
                <text:list-item>
                  <text:p text:style-name="P39"><text:span text:style-name="T13">The dojo.connect function </text:span><text:span text:style-name="T21">returns the </text:span><text:span text:style-name="T26">handle</text:span><text:span text:style-name="T13"> variable before the anonymous </text:span></text:p>
                  <text:p text:style-name="P31">function ever can ever be executed, so when the anonymous function does exe- </text:p>
                  <text:p text:style-name="P31">cute, it is readily available and passed to the dojo.disconnect call. </text:p>
                </text:list-item>
              </text:list>
            </text:list-item>
            <text:list-item>
              <text:p text:style-name="P28">Pub / Sub</text:p>
              <text:list>
                <text:list-header>
                  <text:p text:style-name="P31">Say one widget publish a notification that an event has transpired and other widgets can subscribe to this notification and automatically take action accordingly. </text:p>
                </text:list-header>
                <text:list-item>
                  <text:p text:style-name="P42"><text:span text:style-name="T18">dojo.</text:span><text:span text:style-name="T19">publish</text:span><text:span text:style-name="T18">(/*String*/topic, /*Array*/args) </text:span></text:p>
                </text:list-item>
                <text:list-item>
                  <text:p text:style-name="P42"><text:span text:style-name="T18">dojo.</text:span><text:span text:style-name="T19">subscribe</text:span><text:span text:style-name="T18">(/*String*/ topic, *Object|null*/ context, /*String Function*/ method) //Returns a Handle </text:span></text:p>
                </text:list-item>
                <text:list-item>
                  <text:p text:style-name="P42"><text:span text:style-name="T18">dojo.</text:span><text:span text:style-name="T19">unsubscribe</text:span><text:span text:style-name="T18">(/*Handle*/handle) </text:span></text:p>
                </text:list-item>
              </text:list>
            </text:list-item>
          </text:list>
        </text:list-item>
      </text:list>
      <text:p text:style-name="P6"/>
      <text:p text:style-name="P2"/>
      <text:p text:style-name="P2"/>
      <text:p text:style-name="P2">Ajax</text:p>
      <text:p text:style-name="P1"/>
      <text:list xml:id="list888895049" text:style-name="L9">
        <text:list-item>
          <text:p text:style-name="P44"><text:span text:style-name="T18">dojo.</text:span><text:span text:style-name="T19">xhr</text:span><text:span text:style-name="T18">(/*String*/ </text:span><text:span text:style-name="T22">method</text:span><text:span text:style-name="T18">, /*Object*/ </text:span><text:span text:style-name="T22">args</text:span><text:span text:style-name="T18">, /*Boolean?*/ </text:span><text:span text:style-name="T22">hasBody</text:span><text:span text:style-name="T18">) . Various args are:</text:span></text:p>
          <text:list>
            <text:list-item>
              <text:p text:style-name="P44"><text:span text:style-name="T19">url</text:span><text:span text:style-name="T18">; </text:span><text:span text:style-name="T19">content</text:span><text:span text:style-name="T18"> -&gt; key value pair</text:span></text:p>
            </text:list-item>
            <text:list-item>
              <text:p text:style-name="P44"><text:span text:style-name="T19">timeout</text:span><text:span text:style-name="T18"> -&gt; milliseconds to wait for the response . If time passes fire error.</text:span></text:p>
            </text:list-item>
            <text:list-item>
              <text:p text:style-name="P44"><text:span text:style-name="T19">PreventCache</text:span><text:span text:style-name="T18"> -&gt; If true, then a special dojo.preventCache parameter is sent in the request with a value </text:span></text:p>
            </text:list-item>
            <text:list-item>
              <text:p text:style-name="P44"><text:span text:style-name="T19">handleAs</text:span><text:span text:style-name="T18"> - type of the response data that is passed to </text:span><text:span text:style-name="T22">load - </text:span><text:span text:style-name="T18">“text”, “json” and “xml”. </text:span></text:p>
            </text:list-item>
            <text:list-item>
              <text:p text:style-name="P44"><text:span text:style-name="T19">load</text:span><text:span text:style-name="T18"> - will be called on a successful response and should have the signature <text:line-break/>function(response, ioArgs) {/*...*/}. </text:span></text:p>
              <text:list>
                <text:list-item>
                  <text:p text:style-name="P44"><text:span text:style-name="T19">response</text:span><text:span text:style-name="T18"> - what the server returns</text:span></text:p>
                </text:list-item>
                <text:list-item>
                  <text:p text:style-name="P44"><text:span text:style-name="T19">ioargs</text:span><text:span text:style-name="T18"> - contains information about the final arguments that were passed to the server in making the request </text:span></text:p>
                </text:list-item>
              </text:list>
            </text:list-item>
            <text:list-item>
              <text:p text:style-name="P44"><text:span text:style-name="T19">error</text:span><text:span text:style-name="T18"> - function called in error case.</text:span></text:p>
            </text:list-item>
            <text:list-item>
              <text:p text:style-name="P44"><text:span text:style-name="T19">handle -</text:span><text:span text:style-name="T18"> will be called in all cases.</text:span></text:p>
            </text:list-item>
            <text:list-item>
              <text:p text:style-name="P43"><text:span text:style-name="T19">sync</text:span><text:span text:style-name="T17"> - whether to perform a synchronous request </text:span></text:p>
            </text:list-item>
            <text:list-item>
              <text:p text:style-name="P44"><text:span text:style-name="T19">headers</text:span><text:span text:style-name="T18"> – additional HTTP headers</text:span></text:p>
            </text:list-item>
          </text:list>
        </text:list-item>
        <text:list-item>
          <text:p text:style-name="P43"><text:span text:style-name="T17">dojo.</text:span><text:span text:style-name="T19">hitch</text:span><text:span text:style-name="T17">(objThisRefers, function(){this // refers to objThisRefers}) - </text:span><text:span text:style-name="T18">returns a function that will execute a given function in a given scope.</text:span></text:p>
        </text:list-item>
        <text:list-item>
          <text:p text:style-name="P33">Deferreds </text:p>
          <text:list>
            <text:list-item>
              <text:p text:style-name="P32">they allow you to chain together multiple callbacks and errbacks </text:p>
            </text:list-item>
            <text:list-item>
              <text:p text:style-name="P32">provide a canceling routine that you can use to cleanly abort asynchronous requests. </text:p>
            </text:list-item>
            <text:list-item>
              <text:p text:style-name="P32">Common properties are: addCallback , addErrback , cancel -&gt; to cancel request</text:p>
            </text:list-item>
            <text:list-item>
              <text:p text:style-name="P44"><text:span text:style-name="T18">Base also provides </text:span><text:span text:style-name="T19">DeferredList , </text:span><text:span text:style-name="T18">used for</text:span><text:span text:style-name="T19">: </text:span><text:span text:style-name="T18">firing a specific callback or callback chain when all or one of callbacks for a collection of Deferreds have fired</text:span></text:p>
            </text:list-item>
          </text:list>
        </text:list-item>
        <text:list-item>
          <text:p text:style-name="P33">Forms</text:p>
          <text:list>
            <text:list-item>
              <text:p text:style-name="P44"><text:span text:style-name="T18">dojo.</text:span><text:span text:style-name="T19">formToObjec</text:span><text:span text:style-name="T18">(formNode) //Returns Object </text:span></text:p>
            </text:list-item>
            <text:list-item>
              <text:p text:style-name="P44"><text:span text:style-name="T18">dojo.</text:span><text:span text:style-name="T19">formToQuery</text:span><text:span text:style-name="T18">(formNode) //Returns String </text:span></text:p>
            </text:list-item>
            <text:list-item>
              <text:p text:style-name="P44"><text:span text:style-name="T18">dojo.</text:span><text:span text:style-name="T19">formToJson</text:span><text:span text:style-name="T18">(formNode) //Returns String </text:span></text:p>
            </text:list-item>
            <text:list-item>
              <text:p text:style-name="P44"><text:span text:style-name="T18">dojo.</text:span><text:span text:style-name="T19">queryToObject</text:span><text:span text:style-name="T18">(/*String*/ str) //Returns Object </text:span></text:p>
            </text:list-item>
            <text:list-item>
              <text:p text:style-name="P44"><text:span text:style-name="T18">dojo.</text:span><text:span text:style-name="T19">objectToQuery</text:span><text:span text:style-name="T18">(/*Object*/ map) // Returns String </text:span></text:p>
            </text:list-item>
          </text:list>
        </text:list-item>
        <text:list-item>
          <text:p text:style-name="P33">Iframe</text:p>
          <text:list>
            <text:list-item>
              <text:p text:style-name="P32">dojo.io.<text:span text:style-name="T23">iframe</text:span>.<text:span text:style-name="T23">send</text:span> is used for sending file asynchronously with't page refresh.</text:p>
            </text:list-item>
            <text:list-item>
              <text:p text:style-name="P32">dojo.io.<text:span text:style-name="T23">iframe.create</text:span>(/*String*/frameName, /*String*onLoadString, /*String?*/url) -&gt; for creating iframe on a url and callback when page loads</text:p>
            </text:list-item>
          </text:list>
        </text:list-item>
        <text:list-item>
          <text:p text:style-name="P32">dojo.<text:span text:style-name="T23">rpc.JsonService - </text:span>used to call methods on server asynchronously</text:p>
        </text:list-item>
      </text:list>
      <text:p text:style-name="P6"><text:soft-page-break/></text:p>
      <text:p text:style-name="P6"/>
      <text:p text:style-name="P6"/>
      <text:p text:style-name="P2">Nodes</text:p>
      <text:p text:style-name="P1"/>
      <text:list xml:id="list576227760" text:style-name="L10">
        <text:list-item>
          <text:p text:style-name="P45"><text:span text:style-name="T17">dojo.</text:span><text:span text:style-name="T19">query</text:span><text:span text:style-name="T17">(/*String*/ query, /*String?|DOMNode?*/ childofroot)</text:span></text:p>
          <text:list>
            <text:list-item>
              <text:p text:style-name="P45"><text:span text:style-name="T17">[A] Elements with attribute A </text:span></text:p>
            </text:list-item>
            <text:list-item>
              <text:p text:style-name="P45"><text:span text:style-name="T17">E[A] Elements of type E with attribute A </text:span></text:p>
            </text:list-item>
            <text:list-item>
              <text:p text:style-name="P45"><text:span text:style-name="T17">E[A$='V'] Elements of type E having an attribute that ends with “V” 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91cm" fo:margin-right="0.67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22T18:36:44</dc:date>
    <dc:creator>Nitin Nayal</dc:creator>
    <meta:generator>LibreOffice/3.5$Linux_X86_64 LibreOffice_project/350m1$Build-2</meta:generator>
    <meta:editing-duration>PT20H19M5S</meta:editing-duration>
    <meta:editing-cycles>87</meta:editing-cycles>
    <meta:document-statistic meta:table-count="0" meta:image-count="0" meta:object-count="0" meta:page-count="6" meta:paragraph-count="175" meta:word-count="1738" meta:character-count="11624" meta:non-whitespace-character-count="10066"/>
  </office:meta>
</office:document-meta>
</file>